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67437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324145"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346221"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344732"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336611"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329296"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343624"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320469"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323389"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32283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334450"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314647"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342084"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33279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325138"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346673"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33200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35214"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33435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340586"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335826"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315647"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43091"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327361"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322336"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330165"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345389"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34621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322945"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45368"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340727"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324060"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33851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341952"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322337"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32761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40918"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330574"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332145"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320704"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317099"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33822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341786"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45251"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32000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341752"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325066"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324247"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342756"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33792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46934"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339784"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340966"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32973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3462191"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21792"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31810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320332"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32215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32884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39717"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32352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339435"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323645"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325958"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0318428"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34099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0329435"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0340543"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0320890"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0330307"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032881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40340155"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0335901"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40322756"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40333154"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40332584"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40330275"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40332349" text:continue-numbering="true" text:style-name="WW8Num13">
        <text:list-item>
          <text:list>
            <text:list-item>
              <text:h text:style-name="P55"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1"/>
      <table:table table:name="表格227" table:style-name="表格227">
        <table:table-column table:style-name="表格227.A"/>
        <table:table-row>
          <table:table-cell table:style-name="表格227.A1" office:value-type="string">
            <text:p text:style-name="P32">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6">注意：</text:p>
      <text:p text:style-name="P26"><text:tab/>如果cpt_avl_tree == NULL则函数的行为是未定义的，cpt_avl_tree必须是已经初始化的avl tree容器，否则函数的行为是未定义的。</text:p>
      <text:p text:style-name="P21"/>
      <table:table table:name="表格228" table:style-name="表格228">
        <table:table-column table:style-name="表格228.A"/>
        <table:table-row>
          <table:table-cell table:style-name="表格228.A1" office:value-type="string">
            <text:p text:style-name="P32"><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6">注意：</text:p>
      <text:p text:style-name="P26"><text:tab/>如果cpt_avl_tree == NULL则函数的行为是未定义的，cpt_avl_tree必须是已经初始化的avl tree容器，否则函数的行为是未定义的。</text:p>
      <text:p text:style-name="P21"/>
      <table:table table:name="表格229" table:style-name="表格229">
        <table:table-column table:style-name="表格229.A"/>
        <table:table-row>
          <table:table-cell table:style-name="表格229.A1" office:value-type="string">
            <text:p text:style-name="P32">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6">注意：</text:p>
      <text:p text:style-name="P26"><text:tab/>如果cpt_avl_tree == NULL则函数的行为是未定义的，cpt_avl_tree必须是已经初始化的avl tree容器，否则函数的行为是未定义的。</text:p>
      <text:p text:style-name="P21"/>
      <table:table table:name="表格230" table:style-name="表格230">
        <table:table-column table:style-name="表格230.A"/>
        <table:table-row>
          <table:table-cell table:style-name="表格230.A1" office:value-type="string">
            <text:p text:style-name="P32">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6"><text:tab/>如果cpt_avl_tree == NULL则函数的行为是未定义的，avl tree容器必须已经初始化的，否则函数的行为是未定义的。如果avl tree容器为空，则返回值与_avl_tree_end(cpt_avl_tree)相等。</text:p>
      <text:p text:style-name="P21"/>
      <table:table table:name="表格231" table:style-name="表格231">
        <table:table-column table:style-name="表格231.A"/>
        <table:table-row>
          <table:table-cell table:style-name="表格231.A1" office:value-type="string">
            <text:p text:style-name="P32">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6"><text:tab/>如果cpt_avl_tree == NULL则函数的行为是未定义的，avl tree容器必须已经初始化的，否则函数的行为是未定义的。</text:p>
      <text:p text:style-name="P21"/>
      <table:table table:name="表格232" table:style-name="表格232">
        <table:table-column table:style-name="表格232.A"/>
        <table:table-row>
          <table:table-cell table:style-name="表格232.A1" office:value-type="string">
            <text:p text:style-name="P32">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6"><text:tab/>如果cpt_avl_tree == NULL则函数的行为是未定义的，avl tree容器必须已经初始化的，否则函数的行为是未定义的。</text:p>
      <text:p text:style-name="P21"/>
      <table:table table:name="表格233" table:style-name="表格233">
        <table:table-column table:style-name="表格233.A"/>
        <table:table-row>
          <table:table-cell table:style-name="表格233.A1" office:value-type="string">
            <text:p text:style-name="P32">_avl_tree_iterator_t _avl_tree_find(</text:p>
            <text:p text:style-name="P32"><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4" table:style-name="表格234">
        <table:table-column table:style-name="表格234.A"/>
        <table:table-row>
          <table:table-cell table:style-name="表格234.A1" office:value-type="string">
            <text:p text:style-name="P32">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6"><text:tab/>如果pt_avl_tree == NULL则函数的行为是未定义的，avl tree容器必须已经初始化的，否则函数的行为是未定义的。</text:p>
      <text:p text:style-name="P21"/>
      <table:table table:name="表格235" table:style-name="表格235">
        <table:table-column table:style-name="表格235.A"/>
        <table:table-row>
          <table:table-cell table:style-name="表格235.A1" office:value-type="string">
            <text:p text:style-name="P32">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6" table:style-name="表格236">
        <table:table-column table:style-name="表格236.A"/>
        <table:table-row>
          <table:table-cell table:style-name="表格236.A1" office:value-type="string">
            <text:p text:style-name="P32">_avl_tree_iterator_t _avl_tree_lower_bound(</text:p>
            <text:p text:style-name="P32"><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7" table:style-name="表格237">
        <table:table-column table:style-name="表格237.A"/>
        <table:table-row>
          <table:table-cell table:style-name="表格237.A1" office:value-type="string">
            <text:p text:style-name="P32">_avl_tree_iterator_t _avl_tree_upper_bound(</text:p>
            <text:p text:style-name="P32"><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8" table:style-name="表格238">
        <table:table-column table:style-name="表格238.A"/>
        <table:table-row>
          <table:table-cell table:style-name="表格238.A1" office:value-type="string">
            <text:p text:style-name="P32">range_t _avl_tree_equal_range(</text:p>
            <text:p text:style-name="P32"><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9" table:style-name="表格239">
        <table:table-column table:style-name="表格239.A"/>
        <table:table-row>
          <table:table-cell table:style-name="表格239.A1" office:value-type="string">
            <text:p text:style-name="P32">bool_t _avl_tree_equal(</text:p>
            <text:p text:style-name="P32"><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1"/>
      <table:table table:name="表格240" table:style-name="表格240">
        <table:table-column table:style-name="表格240.A"/>
        <table:table-row>
          <table:table-cell table:style-name="表格240.A1" office:value-type="string">
            <text:p text:style-name="P32">bool_t _avl_tree_not_equal(</text:p>
            <text:p text:style-name="P32"><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6"><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1"/>
      <table:table table:name="表格241" table:style-name="表格241">
        <table:table-column table:style-name="表格241.A"/>
        <table:table-row>
          <table:table-cell table:style-name="表格241.A1" office:value-type="string">
            <text:p text:style-name="P32">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1"/>
      <table:table table:name="表格242" table:style-name="表格242">
        <table:table-column table:style-name="表格242.A"/>
        <table:table-row>
          <table:table-cell table:style-name="表格242.A1" office:value-type="string">
            <text:p text:style-name="P32">bool_t _avl_tree_less_equal(</text:p>
            <text:p text:style-name="P32"><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1"/>
      <table:table table:name="表格243" table:style-name="表格243">
        <table:table-column table:style-name="表格243.A"/>
        <table:table-row>
          <table:table-cell table:style-name="表格243.A1" office:value-type="string">
            <text:p text:style-name="P32">bool_t _avl_tree_greater(</text:p>
            <text:p text:style-name="P32"><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1"/>
      <table:table table:name="表格244" table:style-name="表格244">
        <table:table-column table:style-name="表格244.A"/>
        <table:table-row>
          <table:table-cell table:style-name="表格244.A1" office:value-type="string">
            <text:p text:style-name="P32">bool_t _avl_tree_greater_equal(</text:p>
            <text:p text:style-name="P32"><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6"><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1"/>
      <table:table table:name="表格245" table:style-name="表格245">
        <table:table-column table:style-name="表格245.A"/>
        <table:table-row>
          <table:table-cell table:style-name="表格245.A1" office:value-type="string">
            <text:p text:style-name="P32">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6"><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1"/>
      <table:table table:name="表格246" table:style-name="表格246">
        <table:table-column table:style-name="表格246.A"/>
        <table:table-row>
          <table:table-cell table:style-name="表格246.A1" office:value-type="string">
            <text:p text:style-name="P32"><text:span text:style-name="T25">_avl_tree_iterator_t</text:span> _avl_tree_insert_unique(</text:p>
            <text:p text:style-name="P32"><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6"><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1"/>
      <table:table table:name="表格247" table:style-name="表格247">
        <table:table-column table:style-name="表格247.A"/>
        <table:table-row>
          <table:table-cell table:style-name="表格247.A1" office:value-type="string">
            <text:p text:style-name="P32"><text:span text:style-name="T25">_avl_tree_iterator_t</text:span> _avl_tree_insert_equal(</text:p>
            <text:p text:style-name="P32"><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6"><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1"/>
      <table:table table:name="表格248" table:style-name="表格248">
        <table:table-column table:style-name="表格248.A"/>
        <table:table-row>
          <table:table-cell table:style-name="表格248.A1" office:value-type="string">
            <text:p text:style-name="P32"><text:span text:style-name="T25">void</text:span> _avl_tree_insert_equal(</text:p>
            <text:p text:style-name="P32"><text:s text:c="4"/>_avl_tree_t* pt_avl_tree,</text:p>
            <text:p text:style-name="P32"><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1"><text:span text:style-name="T37"><text:tab/>it_end<text:tab/><text:tab/><text:tab/>指定的数据区间的末尾。</text:span></text:p>
      <text:p text:style-name="P11">返回值：</text:p>
      <text:p text:style-name="P11"><text:tab/>无<text:span text:style-name="T37">。</text:span></text:p>
      <text:p text:style-name="P11">注意：</text:p>
      <text:p text:style-name="P26"><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6"/>
      <text:p text:style-name="P26"/>
      <text:p text:style-name="P26"/>
      <text:p text:style-name="P26"/>
      <text:list xml:id="list40343296" text:continue-numbering="true" text:style-name="WW8Num13">
        <text:list-item>
          <text:list>
            <text:list-item>
              <text:h text:style-name="P55" text:outline-level="2"><text:soft-page-break/>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ext:soft-page-break/>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soft-page-break/><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40333329"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soft-page-break/><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ext:soft-page-break/>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soft-page-break/><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text:soft-page-break/>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soft-page-break/><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text:soft-page-break/>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soft-page-break/><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17678"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9663702"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318012" text:continue-list="list40317678" text:style-name="WW8Num13">
        <text:list-item>
          <text:list>
            <text:list-item>
              <text:h text:style-name="P58" text:outline-level="2"><text:span text:style-name="T6">libcstl 2.1</text:span><text:span text:style-name="T3">改善</text:span></text:h>
            </text:list-item>
          </text:list>
        </text:list-item>
      </text:list>
      <text:list xml:id="list39680788"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40335351" text:continue-list="list40318012" text:style-name="WW8Num13">
        <text:list-item>
          <text:list>
            <text:list-item>
              <text:h text:style-name="P58" text:outline-level="2"><text:span text:style-name="T6">libcstl 2.1</text:span><text:span text:style-name="T3">代码的优化</text:span></text:h>
            </text:list-item>
          </text:list>
        </text:list-item>
      </text:list>
      <text:list xml:id="list40347410" text:continue-list="list39680788"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335195" text:continue-list="list40335351"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9T20:20:36.36</dc:date>
    <meta:editing-cycles>2023</meta:editing-cycles>
    <meta:editing-duration>P23DT15H46M22S</meta:editing-duration>
    <meta:generator>OpenOffice.org/3.3$Win32 OpenOffice.org_project/330m20$Build-9567</meta:generator>
    <dc:creator>Bo Wang</dc:creator>
    <meta:document-statistic meta:table-count="803" meta:image-count="51" meta:object-count="0" meta:page-count="337" meta:paragraph-count="10637" meta:word-count="85531" meta:character-count="323476"/>
  </office:meta>
</office:document-meta>
</file>